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officeooo:rsid="0001bb49" officeooo:paragraph-rsid="0013215f" style:font-size-asian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152973" officeooo:paragraph-rsid="00152973" style:font-size-asian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01bb49" officeooo:paragraph-rsid="0013215f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01bb49" officeooo:paragraph-rsid="0015c115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14c2ee" officeooo:paragraph-rsid="0014c2ee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14c2ee" officeooo:paragraph-rsid="0015c115" style:font-size-asian="14pt" style:font-size-complex="14pt"/>
    </style:style>
    <style:style style:name="P7" style:family="paragraph" style:parent-style-name="Heading_20_1">
      <style:paragraph-properties fo:text-align="center" style:justify-single-word="false"/>
    </style:style>
    <style:style style:name="P8" style:family="paragraph" style:parent-style-name="Standard">
      <style:paragraph-properties fo:text-align="start" style:justify-single-word="false"/>
      <style:text-properties fo:font-size="14pt" officeooo:rsid="00152973" officeooo:paragraph-rsid="00152973" style:font-size-asian="14pt"/>
    </style:style>
    <style:style style:name="P9" style:family="paragraph" style:parent-style-name="Standard">
      <style:paragraph-properties fo:text-align="start" style:justify-single-word="false"/>
      <style:text-properties fo:font-size="14pt" officeooo:rsid="0019a656" officeooo:paragraph-rsid="0019a656" style:font-size-asian="14pt"/>
    </style:style>
    <style:style style:name="T1" style:family="text">
      <style:text-properties officeooo:rsid="0013215f"/>
    </style:style>
    <style:style style:name="T2" style:family="text">
      <style:text-properties officeooo:rsid="00152973"/>
    </style:style>
    <style:style style:name="T3" style:family="text">
      <style:text-properties style:font-size-complex="14pt"/>
    </style:style>
    <style:style style:name="T4" style:family="text">
      <style:text-properties officeooo:rsid="0001bb49" style:font-size-complex="14pt"/>
    </style:style>
    <style:style style:name="T5" style:family="text">
      <style:text-properties officeooo:rsid="0013215f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项目说明</text:h>
      <text:p text:style-name="P1">服务器架构：I/O单元<text:span text:style-name="T2">+请求队列+逻辑单元</text:span></text:p>
      <text:p text:style-name="P2"/>
      <text:p text:style-name="P2">I/O单元：</text:p>
      <text:p text:style-name="P2">主线程：负责网络通讯<text:tab/><text:span text:style-name="T4">epoll统一事件源（监听套接字、连接套接字、信号、定时器）</text:span><text:span text:style-name="T5">+模拟Proactor模式处理事件</text:span></text:p>
      <text:p text:style-name="P2"><text:span text:style-name="T5"/></text:p>
      <text:p text:style-name="P9"><text:span text:style-name="T5">定时器：用一个核心时间轮和四个外层时间轮实现，将添加、删除、滴答均降低为O(1)级别。</text:span></text:p>
      <text:p text:style-name="P2"/>
      <text:p text:style-name="P2">请求(任务)队列：基于锁实现的线程安全队列（降低锁的粒度，提高并发度）</text:p>
      <text:p text:style-name="P3"/>
      <text:p text:style-name="P3">逻辑单元：</text:p>
      <text:p text:style-name="P3">线程池：增加逻辑模块的cpu资源</text:p>
      <text:p text:style-name="P3"/>
      <text:p text:style-name="P6">并发模型：半同步/半反应堆</text:p>
      <text:p text:style-name="P4"/>
      <text:p text:style-name="P4">有限状态机：处理<text:span text:style-name="T1">HTTP请求报文，面向对象方法重新设计</text:span></text:p>
      <text:p text:style-name="P5"/>
      <text:p text:style-name="P3">报文处理过程：</text:p>
      <text:p text:style-name="P3">I/O单元（读取HTTP报文到进程缓冲区）--<text:span text:style-name="T1">&gt;逻辑单元（</text:span>解析请求行--<text:span text:style-name="T1">&gt;解析首部行--&gt;处理消息体--&gt;处理请求报文--&gt;组建响应报文进程缓冲区）--&gt;I/O单元（发送响应报文）</text:span></text:p>
      <text:p text:style-name="P3"/>
      <text:p text:style-name="P3">重新设计了逻辑单元解析请求报文、处理请求报文、组建响应报文部分，可扩展。</text:p>
      <text:p text:style-name="P3"/>
      <text:p text:style-name="P3">实现一个日记业务：GET、POST、DELETE、PUT实现拉取文件、登录注册、删除文件、提交文件</text:p>
      <text:p text:style-name="P3">用基本认证实现质询机制，用线程安全查找表存储用户基本信息。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07T09:55:46.170779198</meta:creation-date>
    <dc:date>2023-05-10T17:10:21.083748532</dc:date>
    <meta:editing-duration>PT4H23M10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1" meta:paragraph-count="15" meta:word-count="389" meta:character-count="439" meta:non-whitespace-character-count="438"/>
  </office:meta>
</office:document-meta>
</file>